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style:style>
    <style:style style:name="P2" style:parent-style-name="Textbody" style:family="paragraph"/>
    <style:style style:name="P3" style:parent-style-name="Textbody" style:family="paragraph"/>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P12" style:parent-style-name="Textbody" style:family="paragraph"/>
    <style:style style:name="T13" style:parent-style-name="DefaultParagraphFont" style:family="text">
      <style:text-properties fo:font-weight="bold" style:font-weight-asian="bold" style:font-weight-complex="bold"/>
    </style:style>
    <style:style style:name="P14" style:parent-style-name="Textbody" style:family="paragraph"/>
    <style:style style:name="T15" style:parent-style-name="DefaultParagraphFont" style:family="text">
      <style:text-properties fo:font-weight="bold" style:font-weight-asian="bold" style:font-weight-complex="bold"/>
    </style:style>
    <style:style style:name="P16" style:parent-style-name="Textbody" style:family="paragraph"/>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P21" style:parent-style-name="Textbody" style:family="paragraph"/>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P24" style:parent-style-name="Textbody" style:family="paragraph"/>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P27" style:parent-style-name="Textbody" style:family="paragraph"/>
    <style:style style:name="T28" style:parent-style-name="DefaultParagraphFont" style:family="text">
      <style:text-properties fo:font-weight="bold" style:font-weight-asian="bold" style:font-weight-complex="bold"/>
    </style:style>
    <style:style style:name="P29" style:parent-style-name="Textbody" style:family="paragraph"/>
    <style:style style:name="T30" style:parent-style-name="DefaultParagraphFont" style:family="text">
      <style:text-properties fo:font-weight="bold" style:font-weight-asian="bold" style:font-weight-complex="bold"/>
    </style:style>
    <style:style style:name="P31" style:parent-style-name="Textbody" style:family="paragraph">
      <style:text-properties fo:font-size="9pt" style:font-size-asian="9pt" style:font-size-complex="9pt"/>
    </style:style>
    <style:style style:name="T32" style:parent-style-name="DefaultParagraphFont" style:family="text">
      <style:text-properties fo:font-size="9pt" style:font-size-asian="9pt" style:font-size-complex="9pt"/>
    </style:style>
  </office:automatic-styles>
  <office:body>
    <office:text text:use-soft-page-breaks="true">
      <text:h text:style-name="P1" text:outline-level="1">BrainTrain Kurzanleitung</text:h>
      <text:p text:style-name="Textbody"/>
      <text:p text:style-name="Textbody">Das Projekt „BrainTrain“ wurde im Rahmen der Vorlesung CG1 an der HS Hannover im Sommersemester 2014 erstellt. Beteiligt waren hierbei: Jonathan Spielvogel,<text:s/>Marcel Felix, Gleb Ostrowski, Phillip Sauer und Sebastian Hüttermann.</text:p>
      <text:h text:style-name="Heading2" text:outline-level="2">Die Szene</text:h>
      <text:p text:style-name="Textbody">Ziel war es eine alte, unfertige, verfallene U-Bahn-Station zu entwerfen, in der der „Spieler“ sich im First-Person-Shooter-Stil frei bewegen kann.</text:p>
      <text:p text:style-name="Textbody">Der Spieler startet am Kopf<text:s/>eines kleinen Niederganges, bestehend aus Treppe mit Geländer und Rolltreppe. Direkt hinter der Startposition des Spielers befindet sich ein „geheimer Raum“ (hier kann durch die Wand gelaufen werden). Der untere Teil besteht aus einem einzelnen, geschwungenen Bahnsteig (mit einem Gleis). Auf dem Bahnsteig selber befinden sich diverse Modelle, z.B: Kisten, ein altes Tickethäuschen mit einer Folie darüber, Ölfässer mit einer sowjetischen Flagge darüber, einem Fliesenspiegel und viele mehr. Es gibt also viel zu entdecken! Nicht in Blender wurde hierbei folgendes erstellt:</text:p>
      <text:list text:style-name="LFO1" text:continue-numbering="true">
        <text:list-item>
          <text:p text:style-name="P2">Die Sitzbänke wurden in OSG modelliert, materialisiert und texturiert</text:p>
        </text:list-item>
        <text:list-item>
          <text:p text:style-name="P3">Die Bierflaschen sowie die Vase und<text:s/>Blume (auf dem Tickethäuschen)<text:s/>und die Figuren im geheimen Raum<text:s/>wurden als Rotationskörper realisiert. Die Bierflaschen<text:s/>wurdem zudem mit einem Partikelsystem aus Blender (zufällig) im Raum verteilt.</text:p>
        </text:list-item>
      </text:list>
      <text:p text:style-name="Textbody">Die primäre Farbgebung (der „Cartoon Effekt“ inklusive Cel Shading und Nebel) wurde hierbei über eigene Shader implementiert.</text:p>
      <text:p text:style-name="Textbody">Zudem verfügt der Spieler über ein „Waffen HUD“ das<text:s/>eine der weiteren Kamera darstellt.</text:p>
      <text:h text:style-name="Heading2" text:outline-level="2">Animationen</text:h>
      <text:p text:style-name="Textbody">Mehrere<text:s/>Dinge sind animiert: Zum einen fährt in regelmäßigen Abständen ein Zug das Gleis entlang. Diese Animation wurde als Animation Path in OSG realisiert. Und zum anderen weht die große, hängende Flagge „im<text:s/>Wind“. Diese Animation wurde über den Shader realisiert.<text:s/>Ebenso über Shader sind die Animationen der Schachfigur im geheimen Raum realisiert.</text:p>
      <text:h text:style-name="Heading2" text:outline-level="2">Interaktive Elemente</text:h>
      <text:p text:style-name="Textbody">In der gesamten Szene kann mit einigen Elementen interagiert werden:</text:p>
      <text:list text:style-name="LFO2" text:continue-numbering="true">
        <text:list-item>
          <text:p text:style-name="P4">Am rechten Ende des Bahnhofs kann von einer Kiste eine „kaputte Portalgun“ mittels Links-Klick aufgehoben werden. Sobald der Spieler mehr als eine Waffe trägt, kann diese mittels Scrollen der des Mausrades gewechselt werden.</text:p>
        </text:list-item>
        <text:list-item>
          <text:p text:style-name="P5">Einige (drei) der herumliegenden Bierflaschen können getrunken werden. Hierzu muss der Spieler sich im geduckten Modus der Flasche nähern und kann diese – sofern der entsprechende Texthinweis erscheint – mit einem Links-Klick trinken. Hierbei handelt es sich um einen sehr starken Alkohol, der zwar schnell wirkt, seine Wirkung aber auch schnell wieder verliert. Aus Sicherheitsgründen darf leider nicht verraten werden, um welche Flaschen es sich handelt.</text:p>
        </text:list-item>
        <text:list-item>
          <text:p text:style-name="P6">Im Geheimraum am oberen Ende der Treppe stehen einige farbige Figuren. Nähert sich der Spieler diesen, so kann er mit einem Links-Klick u.a. Shader-Farben wechseln. Probieren Sie<text:s/>es<text:s/>aus!</text:p>
        </text:list-item>
      </text:list>
      <text:p text:style-name="Textbody"/>
      <text:soft-page-break/>
      <text:h text:style-name="Heading2" text:outline-level="2">Die Steuerung</text:h>
      <text:p text:style-name="Textbody">Die Bewegung in der Szene erfolgt im gewohnten FPS Stil. Hierbei ist sowohl eine Kollisionserkennung als auch eine „Clamp to Ground“ Funktionalität implementiert (so dass der Spieler auf dem Boden läuft). Die Tastaturbelegung ist hierbei die folgende:</text:p>
      <text:list text:style-name="LFO3" text:continue-numbering="true">
        <text:list-item>
          <text:p text:style-name="P7"><text:span text:style-name="T8">W</text:span><text:s/>Bewegung Vorwärts,<text:s/><text:span text:style-name="T9">S</text:span><text:s/>Bewegung Rückwärts,<text:s/><text:span text:style-name="T10">A</text:span><text:s/>Nach links bewegen (nicht drehen),<text:s/><text:span text:style-name="T11">D</text:span><text:s/>Nach rechts bewegen (nicht drehen)</text:p>
        </text:list-item>
        <text:list-item>
          <text:p text:style-name="P12"><text:span text:style-name="T13">Maus</text:span>: Umschauen</text:p>
        </text:list-item>
        <text:list-item>
          <text:p text:style-name="P14"><text:span text:style-name="T15">Mausklick links</text:span><text:s/>zur Interaktion (es erscheint immer ein Text der Interaktion „ankündigt“)</text:p>
        </text:list-item>
        <text:list-item>
          <text:p text:style-name="P16"><text:span text:style-name="T17">Leerstaste</text:span>: Springen,<text:s/><text:span text:style-name="T18">L-Shift</text:span>: Sprinten,<text:s/><text:span text:style-name="T19">L-Strg</text:span>: Gehen (langsamer gehen),<text:s/><text:span text:style-name="T20">X</text:span>: Ducken (um z.B. an Bierflaschen heranzukommen)</text:p>
        </text:list-item>
        <text:list-item>
          <text:p text:style-name="P21"><text:span text:style-name="T22">Mausrad scrollen</text:span>: Wechseln der Waffe (sofern mehr als eine getragen wird)</text:p>
        </text:list-item>
      </text:list>
      <text:p text:style-name="Textbody">Mit der Taste<text:s/><text:span text:style-name="T23">F</text:span><text:s/>kann in den Flugmodus gewechselt werden. In diesem ist die Kollisionserkennung nicht mehr aktiv. Zu der o.g. Steuerung kommt Folgendes hinzu:</text:p>
      <text:list text:style-name="LFO4" text:continue-numbering="true">
        <text:list-item>
          <text:p text:style-name="P24"><text:span text:style-name="T25">Q</text:span><text:s/>senkrecht nach unten fliegen,<text:s/><text:span text:style-name="T26">E</text:span><text:s/>senkrecht nach oben fliegen</text:p>
        </text:list-item>
      </text:list>
      <text:p text:style-name="Textbody"/>
      <text:p text:style-name="Textbody">Weiteres:</text:p>
      <text:list text:style-name="LFO5" text:continue-numbering="true">
        <text:list-item>
          <text:p text:style-name="P27"><text:span text:style-name="T28">C</text:span><text:s/>aktiviert/deaktiviert den Polygon-Modus</text:p>
        </text:list-item>
        <text:list-item>
          <text:p text:style-name="P29"><text:span text:style-name="T30">L-Shift + 1</text:span><text:s/>wechselt durch die Shader-Modi, die normalerweise im Geheimraum umgeschaltet werden können</text:p>
        </text:list-item>
      </text:list>
      <text:p text:style-name="Textbody"/>
      <text:h text:style-name="Heading2" text:outline-level="2">Quellen- und Bildverzeichnis</text:h>
      <text:p text:style-name="Textbody"/>
      <text:p text:style-name="Textbody">Sofern nicht anders dokumentiert (z.B. im Quellcode), handelt es sich bei allen Entwicklungen um Eigenentwicklungen. Insbesondere sind sämtliche Modelle Eigenentwicklungen.</text:p>
      <text:p text:style-name="Textbody">Texturen kommen hierbei geschlossen von</text:p>
      <text:p text:style-name="Textbody"><text:a xlink:href="http://www.cgtextures.com/" office:target-frame-name="_top" xlink:show="replace">http://www.cgtextures.com/</text:a></text:p>
      <text:p text:style-name="Textbody"/>
      <text:p text:style-name="Textbody">Ausnhamen sind hierbei:</text:p>
      <text:p text:style-name="Textbody">UDSSR Flagge<text:s/>(auf den alten Ölfässern liegend)</text:p>
      <text:p text:style-name="Textbody"><text:a xlink:href="http://freestock.ca/soviet_union_ussr_grunge_flag_sjpg1191.jpg" office:target-frame-name="_top" xlink:show="replace">http://freestock.ca/soviet_union_ussr_grunge_flag_sjpg1191.jpg</text:a></text:p>
      <text:p text:style-name="P31">Zuletzt geprüft/gesehen: 19.06.2014</text:p>
      <text:p text:style-name="Textbody"/>
      <text:p text:style-name="Textbody">Flagge mit Einhorn (in der Ecke hängend)</text:p>
      <text:p text:style-name="Textbody"><text:a xlink:href="http://wallpoper.com/images/00/24/35/71/communism-soviet_00243571.jpg" office:target-frame-name="_top" xlink:show="replace">http://wallpoper.com/images/00/24/35/71/communism-soviet_00243571.jpg</text:a></text:p>
      <text:p text:style-name="Textbody"><text:span text:style-name="T32">Zuletzt geprüft/gesehen: 19.06.201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üttermann </meta:initial-creator>
    <dc:creator>Gleb O.</dc:creator>
    <meta:creation-date>2014-06-19T12:23:00Z</meta:creation-date>
    <dc:date>2014-06-19T20:34:00Z</dc:date>
    <meta:template xlink:href="Normal.dotm" xlink:type="simple"/>
    <meta:editing-cycles>10</meta:editing-cycles>
    <meta:editing-duration>PT0S</meta:editing-duration>
    <meta:document-statistic meta:page-count="2" meta:paragraph-count="9" meta:word-count="646" meta:character-count="4713" meta:row-count="33" meta:non-whitespace-character-count="4076"/>
  </office:meta>
</office:document-meta>
</file>